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6.359in" style:use-optimal-column-width="false"/>
    </style:style>
    <style:style style:name="TableColumn3" style:family="table-column">
      <style:table-column-properties style:column-width="0.5659in" style:use-optimal-column-width="false"/>
    </style:style>
    <style:style style:name="Table1" style:family="table" style:master-page-name="MP0">
      <style:table-properties style:width="6.925in" fo:margin-left="-0.0069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.0381in" fo:padding-left="0.0381in" fo:padding-bottom="0.0381in" fo:padding-right="0.0381in"/>
    </style:style>
    <style:style style:name="P6" style:parent-style-name="TableContents" style:family="paragraph">
      <style:paragraph-properties fo:break-before="page"/>
      <style:text-properties fo:font-weight="bold" style:font-weight-asian="bold" style:font-weight-complex="bold"/>
    </style:style>
    <style:style style:name="TableCell7" style:family="table-cell">
      <style:table-cell-properties fo:border="none" style:writing-mode="lr-tb" fo:padding-top="0.0381in" fo:padding-left="0.0381in" fo:padding-bottom="0.0381in" fo:padding-right="0.0381in"/>
    </style:style>
    <style:style style:name="P8" style:parent-style-name="TableContents" style:family="paragraph">
      <style:text-properties fo:font-weight="bold" style:font-weight-asian="bold" style:font-weight-complex="bold"/>
    </style:style>
    <style:style style:name="TableColumn10" style:family="table-column">
      <style:table-column-properties style:column-width="0.9208in" style:use-optimal-column-width="false"/>
    </style:style>
    <style:style style:name="TableColumn11" style:family="table-column">
      <style:table-column-properties style:column-width="0.2055in" style:use-optimal-column-width="false"/>
    </style:style>
    <style:style style:name="TableColumn12" style:family="table-column">
      <style:table-column-properties style:column-width="3.1854in" style:use-optimal-column-width="false"/>
    </style:style>
    <style:style style:name="TableColumn13" style:family="table-column">
      <style:table-column-properties style:column-width="2.6131in" style:use-optimal-column-width="false"/>
    </style:style>
    <style:style style:name="Table9" style:family="table">
      <style:table-properties style:width="6.925in" fo:margin-left="-0.0069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none" style:writing-mode="lr-tb" fo:padding-top="0.0381in" fo:padding-left="0.0381in" fo:padding-bottom="0.0381in" fo:padding-right="0.0381in"/>
    </style:style>
    <style:style style:name="TableCell16" style:family="table-cell">
      <style:table-cell-properties fo:border="none" style:writing-mode="lr-tb" fo:padding-top="0.0381in" fo:padding-left="0.0381in" fo:padding-bottom="0.0381in" fo:padding-right="0.0381in"/>
    </style:style>
    <style:style style:name="TableCell17" style:family="table-cell">
      <style:table-cell-properties fo:border="none" style:writing-mode="lr-tb" fo:padding-top="0.0381in" fo:padding-left="0.0381in" fo:padding-bottom="0.0381in" fo:padding-right="0.0381in"/>
    </style:style>
    <style:style style:name="TableCell18" style:family="table-cell">
      <style:table-cell-properties fo:border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fo:font-weight="bold" style:font-weight-asian="bold" style:font-weight-complex="bold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none" style:writing-mode="lr-tb" fo:padding-top="0.0381in" fo:padding-left="0.0381in" fo:padding-bottom="0.0381in" fo:padding-right="0.0381in"/>
    </style:style>
    <style:style style:name="TableCell22" style:family="table-cell">
      <style:table-cell-properties fo:border="none" style:writing-mode="lr-tb" fo:padding-top="0.0381in" fo:padding-left="0.0381in" fo:padding-bottom="0.0381in" fo:padding-right="0.0381in"/>
    </style:style>
    <style:style style:name="TableCell23" style:family="table-cell">
      <style:table-cell-properties fo:border="none" style:writing-mode="lr-tb" fo:padding-top="0.0381in" fo:padding-left="0.0381in" fo:padding-bottom="0.0381in" fo:padding-right="0.0381in"/>
    </style:style>
    <style:style style:name="TableCell24" style:family="table-cell">
      <style:table-cell-properties fo:border="none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fo:font-weight="bold" style:font-weight-asian="bold" style:font-weight-complex="bold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none" style:writing-mode="lr-tb" fo:padding-top="0.0381in" fo:padding-left="0.0381in" fo:padding-bottom="0.0381in" fo:padding-right="0.0381in"/>
    </style:style>
    <style:style style:name="TableCell28" style:family="table-cell">
      <style:table-cell-properties fo:border="none" style:writing-mode="lr-tb" fo:padding-top="0.0381in" fo:padding-left="0.0381in" fo:padding-bottom="0.0381in" fo:padding-right="0.0381in"/>
    </style:style>
    <style:style style:name="TableCell29" style:family="table-cell">
      <style:table-cell-properties fo:border="none" style:writing-mode="lr-tb" fo:padding-top="0.0381in" fo:padding-left="0.0381in" fo:padding-bottom="0.0381in" fo:padding-right="0.0381in"/>
    </style:style>
    <style:style style:name="TableCell30" style:family="table-cell">
      <style:table-cell-properties fo:border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fo:font-weight="bold" style:font-weight-asian="bold" style:font-weight-complex="bold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TableCell34" style:family="table-cell">
      <style:table-cell-properties fo:border="none" style:writing-mode="lr-tb" fo:padding-top="0.0381in" fo:padding-left="0.0381in" fo:padding-bottom="0.0381in" fo:padding-right="0.0381in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TableCell36" style:family="table-cell">
      <style:table-cell-properties fo:border="non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fo:font-weight="bold" style:font-weight-asian="bold" style:font-weight-complex="bold"/>
    </style:style>
    <style:style style:name="TableColumn39" style:family="table-column">
      <style:table-column-properties style:column-width="6.1138in" style:use-optimal-column-width="false"/>
    </style:style>
    <style:style style:name="Table38" style:family="table">
      <style:table-properties style:width="6.1138in" fo:margin-left="0in" table:align="righ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justify">
        <style:tab-stops>
          <style:tab-stop style:type="left" style:position="3.3312in"/>
        </style:tab-stops>
      </style:paragraph-properties>
    </style:style>
    <style:style style:name="TableColumn44" style:family="table-column">
      <style:table-column-properties style:column-width="2.059in" style:use-optimal-column-width="false"/>
    </style:style>
    <style:style style:name="TableColumn45" style:family="table-column">
      <style:table-column-properties style:column-width="0.1694in" style:use-optimal-column-width="false"/>
    </style:style>
    <style:style style:name="TableColumn46" style:family="table-column">
      <style:table-column-properties style:column-width="3.8854in" style:use-optimal-column-width="false"/>
    </style:style>
    <style:style style:name="Table43" style:family="table">
      <style:table-properties style:width="6.1138in" fo:margin-left="0in" table:align="right"/>
    </style:style>
    <style:style style:name="TableRow47" style:family="table-row">
      <style:table-row-properties style:min-row-height="2.0104in" style:use-optimal-row-height="false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justify" fo:margin-left="-0.4923in">
        <style:tab-stops>
          <style:tab-stop style:type="left" style:position="3.3312in"/>
        </style:tab-stops>
      </style:paragraph-properties>
    </style:style>
    <style:style style:name="P50" style:parent-style-name="TableContents" style:family="paragraph">
      <style:paragraph-properties fo:text-align="justify">
        <style:tab-stops>
          <style:tab-stop style:type="left" style:position="3.3312in"/>
        </style:tab-stops>
      </style:paragraph-properties>
    </style:style>
    <style:style style:name="P51" style:parent-style-name="TableContents" style:family="paragraph">
      <style:paragraph-properties fo:text-align="justify">
        <style:tab-stops>
          <style:tab-stop style:type="left" style:position="3.3312in"/>
        </style:tab-stops>
      </style:paragraph-properties>
    </style:style>
    <style:style style:name="P52" style:parent-style-name="TableContents" style:family="paragraph">
      <style:paragraph-properties fo:text-align="justify">
        <style:tab-stops>
          <style:tab-stop style:type="left" style:position="3.3312in"/>
        </style:tab-stops>
      </style:paragraph-properties>
    </style:style>
    <style:style style:name="P53" style:parent-style-name="TableContents" style:family="paragraph">
      <style:paragraph-properties fo:text-align="justify">
        <style:tab-stops>
          <style:tab-stop style:type="left" style:position="3.3312in"/>
        </style:tab-stops>
      </style:paragraph-properties>
    </style:style>
    <style:style style:name="P54" style:parent-style-name="TableContents" style:family="paragraph">
      <style:paragraph-properties fo:text-align="justify">
        <style:tab-stops>
          <style:tab-stop style:type="left" style:position="3.3312in"/>
        </style:tab-stops>
      </style:paragraph-properties>
    </style:style>
    <style:style style:name="P55" style:parent-style-name="TableContents" style:family="paragraph">
      <style:paragraph-properties fo:text-align="justify">
        <style:tab-stops>
          <style:tab-stop style:type="left" style:position="3.3312in"/>
        </style:tab-stops>
      </style:paragraph-properties>
    </style:style>
    <style:style style:name="P56" style:parent-style-name="TableContents" style:family="paragraph">
      <style:paragraph-properties fo:text-align="justify">
        <style:tab-stops>
          <style:tab-stop style:type="left" style:position="3.3312in"/>
        </style:tab-stops>
      </style:paragraph-properties>
    </style:style>
    <style:style style:name="P57" style:parent-style-name="TableContents" style:family="paragraph">
      <style:paragraph-properties fo:text-align="justify">
        <style:tab-stops>
          <style:tab-stop style:type="left" style:position="3.3312in"/>
        </style:tab-stops>
      </style:paragraph-properties>
    </style:style>
    <style:style style:name="P58" style:parent-style-name="TableContents" style:family="paragraph">
      <style:paragraph-properties fo:text-align="justify">
        <style:tab-stops>
          <style:tab-stop style:type="left" style:position="3.3312in"/>
        </style:tab-stops>
      </style:paragraph-properties>
    </style:style>
    <style:style style:name="TableCell59" style:family="table-cell">
      <style:table-cell-properties fo:border="none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justify">
        <style:tab-stops>
          <style:tab-stop style:type="left" style:position="3.3312in"/>
        </style:tab-stops>
      </style:paragraph-properties>
    </style:style>
    <style:style style:name="P61" style:parent-style-name="TableContents" style:family="paragraph">
      <style:paragraph-properties fo:text-align="justify">
        <style:tab-stops>
          <style:tab-stop style:type="left" style:position="3.3312in"/>
        </style:tab-stops>
      </style:paragraph-properties>
    </style:style>
    <style:style style:name="P62" style:parent-style-name="TableContents" style:family="paragraph">
      <style:paragraph-properties fo:text-align="justify">
        <style:tab-stops>
          <style:tab-stop style:type="left" style:position="3.3312in"/>
        </style:tab-stops>
      </style:paragraph-properties>
    </style:style>
    <style:style style:name="P63" style:parent-style-name="TableContents" style:family="paragraph">
      <style:paragraph-properties fo:text-align="justify">
        <style:tab-stops>
          <style:tab-stop style:type="left" style:position="3.3312in"/>
        </style:tab-stops>
      </style:paragraph-properties>
    </style:style>
    <style:style style:name="P64" style:parent-style-name="TableContents" style:family="paragraph">
      <style:paragraph-properties fo:text-align="justify">
        <style:tab-stops>
          <style:tab-stop style:type="left" style:position="3.3312in"/>
        </style:tab-stops>
      </style:paragraph-properties>
    </style:style>
    <style:style style:name="P65" style:parent-style-name="TableContents" style:family="paragraph">
      <style:paragraph-properties fo:text-align="justify">
        <style:tab-stops>
          <style:tab-stop style:type="left" style:position="3.3312in"/>
        </style:tab-stops>
      </style:paragraph-properties>
    </style:style>
    <style:style style:name="P66" style:parent-style-name="TableContents" style:family="paragraph">
      <style:paragraph-properties fo:text-align="justify">
        <style:tab-stops>
          <style:tab-stop style:type="left" style:position="3.3312in"/>
        </style:tab-stops>
      </style:paragraph-properties>
    </style:style>
    <style:style style:name="P67" style:parent-style-name="TableContents" style:family="paragraph">
      <style:paragraph-properties fo:text-align="justify">
        <style:tab-stops>
          <style:tab-stop style:type="left" style:position="3.3312in"/>
        </style:tab-stops>
      </style:paragraph-properties>
    </style:style>
    <style:style style:name="P68" style:parent-style-name="TableContents" style:family="paragraph">
      <style:paragraph-properties fo:text-align="justify">
        <style:tab-stops>
          <style:tab-stop style:type="left" style:position="3.3312in"/>
        </style:tab-stops>
      </style:paragraph-properties>
    </style:style>
    <style:style style:name="P69" style:parent-style-name="TableContents" style:family="paragraph">
      <style:paragraph-properties fo:text-align="justify">
        <style:tab-stops>
          <style:tab-stop style:type="left" style:position="3.3312in"/>
        </style:tab-stops>
      </style:paragraph-properties>
    </style:style>
    <style:style style:name="TableCell70" style:family="table-cell">
      <style:table-cell-properties fo:border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justify">
        <style:tab-stops>
          <style:tab-stop style:type="left" style:position="3.3312in"/>
        </style:tab-stops>
      </style:paragraph-properties>
    </style:style>
    <style:style style:name="P72" style:parent-style-name="TableContents" style:family="paragraph">
      <style:paragraph-properties fo:text-align="justify">
        <style:tab-stops>
          <style:tab-stop style:type="left" style:position="3.3312in"/>
        </style:tab-stops>
      </style:paragraph-properties>
    </style:style>
    <style:style style:name="P73" style:parent-style-name="TableContents" style:family="paragraph">
      <style:paragraph-properties fo:text-align="justify">
        <style:tab-stops>
          <style:tab-stop style:type="left" style:position="3.3312in"/>
        </style:tab-stops>
      </style:paragraph-properties>
    </style:style>
    <style:style style:name="P74" style:parent-style-name="TableContents" style:family="paragraph">
      <style:paragraph-properties fo:text-align="justify">
        <style:tab-stops>
          <style:tab-stop style:type="left" style:position="3.3312in"/>
        </style:tab-stops>
      </style:paragraph-properties>
    </style:style>
    <style:style style:name="P75" style:parent-style-name="TableContents" style:family="paragraph">
      <style:paragraph-properties fo:text-align="justify">
        <style:tab-stops>
          <style:tab-stop style:type="left" style:position="3.3312in"/>
        </style:tab-stops>
      </style:paragraph-properties>
    </style:style>
    <style:style style:name="P76" style:parent-style-name="TableContents" style:family="paragraph">
      <style:paragraph-properties fo:text-align="justify">
        <style:tab-stops>
          <style:tab-stop style:type="left" style:position="3.3312in"/>
        </style:tab-stops>
      </style:paragraph-properties>
    </style:style>
    <style:style style:name="P77" style:parent-style-name="TableContents" style:family="paragraph">
      <style:paragraph-properties fo:text-align="justify">
        <style:tab-stops>
          <style:tab-stop style:type="left" style:position="3.3312in"/>
        </style:tab-stops>
      </style:paragraph-properties>
    </style:style>
    <style:style style:name="P78" style:parent-style-name="TableContents" style:family="paragraph">
      <style:paragraph-properties fo:text-align="justify">
        <style:tab-stops>
          <style:tab-stop style:type="left" style:position="3.3312in"/>
        </style:tab-stops>
      </style:paragraph-properties>
    </style:style>
    <style:style style:name="P79" style:parent-style-name="TableContents" style:family="paragraph">
      <style:paragraph-properties fo:text-align="justify">
        <style:tab-stops>
          <style:tab-stop style:type="left" style:position="3.3312in"/>
        </style:tab-stops>
      </style:paragraph-properties>
    </style:style>
    <style:style style:name="P80" style:parent-style-name="TableContents" style:family="paragraph">
      <style:paragraph-properties fo:text-align="justify">
        <style:tab-stops>
          <style:tab-stop style:type="left" style:position="3.3312in"/>
        </style:tab-stops>
      </style:paragraph-properties>
    </style:style>
    <style:style style:name="P81" style:parent-style-name="TableContents" style:family="paragraph">
      <style:paragraph-properties fo:text-align="justify">
        <style:tab-stops>
          <style:tab-stop style:type="left" style:position="3.3312in"/>
        </style:tab-stops>
      </style:paragraph-properties>
    </style:style>
    <style:style style:name="TableColumn83" style:family="table-column">
      <style:table-column-properties style:column-width="6.1138in" style:use-optimal-column-width="false"/>
    </style:style>
    <style:style style:name="Table82" style:family="table">
      <style:table-properties style:width="6.1138in" fo:margin-left="0in" table:align="righ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justify"/>
    </style:style>
    <style:style style:name="TableColumn88" style:family="table-column">
      <style:table-column-properties style:column-width="6.1256in" style:use-optimal-column-width="false"/>
    </style:style>
    <style:style style:name="Table87" style:family="table">
      <style:table-properties style:width="6.1256in" fo:margin-left="0in" table:align="righ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</style:style>
    <style:style style:name="P92" style:parent-style-name="TableContents" style:family="paragraph">
      <style:paragraph-properties fo:text-align="justify"/>
    </style:style>
    <style:style style:name="P93" style:parent-style-name="TableContents" style:family="paragraph">
      <style:paragraph-properties fo:text-align="justify" fo:margin-left="0.4923in">
        <style:tab-stops/>
      </style:paragraph-properties>
    </style:style>
    <style:style style:name="TableColumn95" style:family="table-column">
      <style:table-column-properties style:column-width="3.4625in" style:use-optimal-column-width="false"/>
    </style:style>
    <style:style style:name="TableColumn96" style:family="table-column">
      <style:table-column-properties style:column-width="3.4625in" style:use-optimal-column-width="false"/>
    </style:style>
    <style:style style:name="Table94" style:family="table">
      <style:table-properties style:width="6.925in" fo:margin-left="-0.0069in" table:align="left"/>
    </style:style>
    <style:style style:name="TableRow97" style:family="table-row">
      <style:table-row-properties style:min-row-height="1.0534in" style:use-optimal-row-height="false"/>
    </style:style>
    <style:style style:name="TableCell98" style:family="table-cell">
      <style:table-cell-properties fo:border="none" style:writing-mode="lr-tb" fo:padding-top="0.0381in" fo:padding-left="0.0381in" fo:padding-bottom="0.0381in" fo:padding-right="0.0381in"/>
    </style:style>
    <style:style style:name="TableCell99" style:family="table-cell">
      <style:table-cell-properties fo:border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10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10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10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10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105" style:parent-style-name="TableContents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107" style:parent-style-name="Textbody" style:family="paragraph">
      <style:paragraph-properties fo:margin-bottom="0in" fo:margin-left="0.0791in">
        <style:tab-stops/>
      </style:paragraph-properties>
    </style:style>
    <style:style style:name="P108" style:parent-style-name="Textbody" style:family="paragraph">
      <style:paragraph-properties fo:margin-bottom="0in" fo:margin-left="0.0791in">
        <style:tab-stops/>
      </style:paragraph-properties>
    </style:style>
    <style:style style:name="P109" style:parent-style-name="Textbody" style:family="paragraph">
      <style:paragraph-properties fo:margin-bottom="0in" fo:margin-left="0.0791in">
        <style:tab-stops/>
      </style:paragraph-properties>
    </style:style>
    <style:style style:name="P110" style:parent-style-name="Textbody" style:family="paragraph">
      <style:paragraph-properties fo:margin-bottom="0in" fo:margin-left="0.0791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{Kejaksaan}</text:p>
          </table:table-cell>
          <table:table-cell table:style-name="TableCell7">
            <text:p text:style-name="P8">B-1</text:p>
          </table:table-cell>
        </table:table-row>
      </table:table>
      <text:p text:style-name="Standard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TableContents">Nomor</text:p>
          </table:table-cell>
          <table:table-cell table:style-name="TableCell16">
            <text:p text:style-name="TableContents">:</text:p>
          </table:table-cell>
          <table:table-cell table:style-name="TableCell17">
            <text:p text:style-name="TableContents">{nomor}</text:p>
          </table:table-cell>
          <table:table-cell table:style-name="TableCell18">
            <text:p text:style-name="P19">KEPADA YTH :</text:p>
          </table:table-cell>
        </table:table-row>
        <table:table-row table:style-name="TableRow20">
          <table:table-cell table:style-name="TableCell21">
            <text:p text:style-name="TableContents">Sifat</text:p>
          </table:table-cell>
          <table:table-cell table:style-name="TableCell22">
            <text:p text:style-name="TableContents">:</text:p>
          </table:table-cell>
          <table:table-cell table:style-name="TableCell23">
            <text:p text:style-name="TableContents">{sifat}</text:p>
          </table:table-cell>
          <table:table-cell table:style-name="TableCell24">
            <text:p text:style-name="P25">SDR. {kepada}</text:p>
          </table:table-cell>
        </table:table-row>
        <table:table-row table:style-name="TableRow26">
          <table:table-cell table:style-name="TableCell27">
            <text:p text:style-name="TableContents">Lampiran</text:p>
          </table:table-cell>
          <table:table-cell table:style-name="TableCell28">
            <text:p text:style-name="TableContents">:</text:p>
          </table:table-cell>
          <table:table-cell table:style-name="TableCell29">
            <text:p text:style-name="TableContents">{lampiran}</text:p>
          </table:table-cell>
          <table:table-cell table:style-name="TableCell30">
            <text:p text:style-name="P31">DI-</text:p>
          </table:table-cell>
        </table:table-row>
        <table:table-row table:style-name="TableRow32">
          <table:table-cell table:style-name="TableCell33">
            <text:p text:style-name="TableContents">Perihal</text:p>
          </table:table-cell>
          <table:table-cell table:style-name="TableCell34">
            <text:p text:style-name="TableContents">:</text:p>
          </table:table-cell>
          <table:table-cell table:style-name="TableCell35">
            <text:p text:style-name="TableContents">Permintaan ijin penggeledahan / penyitaan *)</text:p>
          </table:table-cell>
          <table:table-cell table:style-name="TableCell36">
            <text:p text:style-name="P37">{ditempat}</text:p>
          </table:table-cell>
        </table:table-row>
      </table:table>
      <text:p text:style-name="Standard"/>
      <table:table table:style-name="Table38">
        <table:table-columns>
          <table:table-column table:style-name="TableColumn39"/>
        </table:table-columns>
        <table:table-row table:style-name="TableRow40">
          <table:table-cell table:style-name="TableCell41">
            <text:p text:style-name="P42"><text:s text:c="12"/>Berdasarkan Surat Perintah Penyidikan/untuk melengkapi berkas perkara *) dari Kepala Kejaksaan {kejaksaan1} Nomor : {nomor_prin} tanggal {tanggal_prin} dengan bukti permulaan <text:s/>yang cukup diduga keras telah melakukan tindak pidana {tindak_pidana} (pasal {pasal})/berkas perkara Nomor: {no_berkas_perkara} tanggal {tanggal_berkas_perkara} atas nama tersangka *)</text:p>
          </table:table-cell>
        </table:table-row>
      </table:table>
      <text:p text:style-name="Standard"><text:tab/></text:p>
      <table:table table:style-name="Table43">
        <table:table-columns>
          <table:table-column table:style-name="TableColumn44"/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><text:s text:c="12"/>Nama Lengkap</text:p>
            <text:p text:style-name="P50">Tempat Lahir</text:p>
            <text:p text:style-name="P51">Umur/tgl.lahir</text:p>
            <text:p text:style-name="P52">Jenis Kelamin</text:p>
            <text:p text:style-name="P53">Kebangsaan/</text:p>
            <text:p text:style-name="P54">Kewarganegaraan</text:p>
            <text:p text:style-name="P55">Tempat Tinggal</text:p>
            <text:p text:style-name="P56">Agama</text:p>
            <text:p text:style-name="P57">Pekerjaan</text:p>
            <text:p text:style-name="P58">Pendidikan</text:p>
          </table:table-cell>
          <table:table-cell table:style-name="TableCell59">
            <text:p text:style-name="P60">:</text:p>
            <text:p text:style-name="P61">:</text:p>
            <text:p text:style-name="P62">:</text:p>
            <text:p text:style-name="P63">:</text:p>
            <text:p text:style-name="P64">:</text:p>
            <text:p text:style-name="P65"/>
            <text:p text:style-name="P66">:</text:p>
            <text:p text:style-name="P67">:</text:p>
            <text:p text:style-name="P68">:</text:p>
            <text:p text:style-name="P69">:</text:p>
          </table:table-cell>
          <table:table-cell table:style-name="TableCell70">
            <text:p text:style-name="P71">{nama_lengkap}</text:p>
            <text:p text:style-name="P72">{tempat_lahir}</text:p>
            <text:p text:style-name="P73">{umur}/{tgl_lahir}</text:p>
            <text:p text:style-name="P74">{jenis_kelamin}</text:p>
            <text:p text:style-name="P75">{kebangsaan}</text:p>
            <text:p text:style-name="P76"/>
            <text:p text:style-name="P77">{tempat_tinggal}</text:p>
            <text:p text:style-name="P78">{agama}</text:p>
            <text:p text:style-name="P79">{pekerjaan}</text:p>
            <text:p text:style-name="P80">{pendidikan}</text:p>
            <text:p text:style-name="P81"/>
          </table:table-cell>
        </table:table-row>
      </table:table>
      <text:p text:style-name="Standard"/>
      <table:table table:style-name="Table82">
        <table:table-columns>
          <table:table-column table:style-name="TableColumn83"/>
        </table:table-columns>
        <table:table-row table:style-name="TableRow84">
          <table:table-cell table:style-name="TableCell85">
            <text:p text:style-name="P86">Terdapat alasan dan dugaan bahwa benda / barang berupa {barbuk} yang diduga telah {diduga} (vide pasal 39<text:s/>KUHAP) disimpan di {disimpan_di} dikuasai oleh {dikuasai} Oleh karena benda / barang yang diduga {barang_diduga} tersebut diperlukan untuk kepentingan penyidikan/melengkapi berkas perkara *) atas nama tersangka tersebut diatas, sesuai dengan ketentuan pasal 33 ayat (1), pasal 38 ayat (1) KUHAP, pasal 27 ayat (1) Undang-Undang Nomor 5 Tahun 1991 *) perlu dilakukan penggeledahan/penyitaan di/pada/terhadap : {terhadap}.</text:p>
          </table:table-cell>
        </table:table-row>
      </table:table>
      <text:p text:style-name="Standard"/>
      <table:table table:style-name="Table87">
        <table:table-columns>
          <table:table-column table:style-name="TableColumn88"/>
        </table:table-columns>
        <table:table-row table:style-name="TableRow89">
          <table:table-cell table:style-name="TableCell90">
            <text:p text:style-name="P91"><text:s text:c="6"/>Untuk itu diharapkan kiranya dapat diterbitkan Surat Penetapan Ijin<text:s/>Penggeledahan/Penyitaan *) dari Ketua Pengadilan Negeri {kejaksaan1}.</text:p>
            <text:p text:style-name="P92"/>
            <text:p text:style-name="P93"><text:s text:c="7"/>Demikian untuk dimaklumi.</text:p>
          </table:table-cell>
        </table:table-row>
      </table:table>
      <text:p text:style-name="Standard"/>
      <table:table table:style-name="Table94">
        <table:table-columns>
          <table:table-column table:style-name="TableColumn95"/>
          <table:table-column table:style-name="TableColumn96"/>
        </table:table-columns>
        <table:table-row table:style-name="TableRow97">
          <table:table-cell table:style-name="TableCell98">
            <text:p text:style-name="TableContents"/>
          </table:table-cell>
          <table:table-cell table:style-name="TableCell99">
            <text:p text:style-name="P100">{kejaksaan}</text:p>
            <text:p text:style-name="P101">SELAKU PENUNTUT UMUM</text:p>
            <text:p text:style-name="P102"/>
            <text:p text:style-name="P103"/>
            <text:p text:style-name="P104"/>
            <text:p text:style-name="P105"><text:bookmark-start text:name="__DdeLink__3149_1851845632"/>{nama_penandatangan}</text:p>
            <text:p text:style-name="P106">{pangkat}NIP.{nip_penandatangan}<text:bookmark-end text:name="__DdeLink__3149_1851845632"/></text:p>
          </table:table-cell>
        </table:table-row>
      </table:table>
      <text:p text:style-name="P107">Tembusan</text:p>
      <text:p text:style-name="P108">[!-- BEGIN tembusan --]</text:p>
      <text:p text:style-name="P109">{urutan_tembusan}.<text:s/>{nama_tembusan}</text:p>
      <text:p text:style-name="P110">[!-- END tembusan --]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adi</dc:creator>
    <meta:creation-date>2015-09-08T14:37:00Z</meta:creation-date>
    <dc:date>2016-06-21T03:46:00Z</dc:date>
    <meta:template xlink:href="Normal.dotm" xlink:type="simple"/>
    <meta:editing-cycles>26</meta:editing-cycles>
    <meta:editing-duration>PT7020S</meta:editing-duration>
    <meta:document-statistic meta:page-count="1" meta:paragraph-count="3" meta:word-count="258" meta:character-count="1726" meta:row-count="12" meta:non-whitespace-character-count="1471"/>
  </office:meta>
</office:document-meta>
</file>